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Heading_20_3">
      <style:paragraph-properties fo:margin-top="0cm" fo:margin-bottom="0.247cm" style:contextual-spacing="false" fo:line-height="115%"/>
    </style:style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T1" style:family="text">
      <style:text-properties officeooo:rsid="000c427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ntidades principales y atributos</text:h>
      <text:h text:style-name="Heading_20_3" text:outline-level="3">1. <text:span text:style-name="Strong_20_Emphasis">Usuario/Atleta</text:span></text:h>
      <text:list text:style-name="L1">
        <text:list-item>
          <text:p text:style-name="P1"><text:span text:style-name="Strong_20_Emphasis">ID_Usuario</text:span> (PK)</text:p>
        </text:list-item>
        <text:list-item>
          <text:p text:style-name="P1">Nombre</text:p>
        </text:list-item>
        <text:list-item>
          <text:p text:style-name="P1">Apellidos</text:p>
        </text:list-item>
        <text:list-item>
          <text:p text:style-name="P1">Email</text:p>
        </text:list-item>
        <text:list-item>
          <text:p text:style-name="P1">Contraseña</text:p>
        </text:list-item>
        <text:list-item>
          <text:p text:style-name="P1">Perfil deportivo (categoría, nivel, historial)</text:p>
        </text:list-item>
        <text:list-item>
          <text:p text:style-name="P1">Fecha de registro</text:p>
        </text:list-item>
      </text:list>
      <text:h text:style-name="Heading_20_3" text:outline-level="3">2. <text:span text:style-name="Strong_20_Emphasis">Organizador</text:span></text:h>
      <text:list text:style-name="L2">
        <text:list-item>
          <text:p text:style-name="P2"><text:span text:style-name="Strong_20_Emphasis">ID_Organizador</text:span> (PK)</text:p>
        </text:list-item>
        <text:list-item>
          <text:p text:style-name="P2">Nombre</text:p>
        </text:list-item>
        <text:list-item>
          <text:p text:style-name="P2">Apellidos / Razón social</text:p>
        </text:list-item>
        <text:list-item>
          <text:p text:style-name="P2">Email</text:p>
        </text:list-item>
        <text:list-item>
          <text:p text:style-name="P2">Contraseña</text:p>
        </text:list-item>
        <text:list-item>
          <text:p text:style-name="P2">Teléfono</text:p>
        </text:list-item>
        <text:list-item>
          <text:p text:style-name="P2">Fecha de alta</text:p>
        </text:list-item>
      </text:list>
      <text:h text:style-name="Heading_20_3" text:outline-level="3">3. <text:span text:style-name="Strong_20_Emphasis">Evento</text:span></text:h>
      <text:list text:style-name="L3">
        <text:list-item>
          <text:p text:style-name="P3"><text:span text:style-name="Strong_20_Emphasis">ID_Evento</text:span> (PK)</text:p>
        </text:list-item>
        <text:list-item>
          <text:p text:style-name="P3">Nombre del evento</text:p>
        </text:list-item>
        <text:list-item>
          <text:p text:style-name="P3">Fecha</text:p>
        </text:list-item>
        <text:list-item>
          <text:p text:style-name="P3">Ubicación</text:p>
        </text:list-item>
        <text:list-item>
          <text:p text:style-name="P3">Distancia / Desnivel</text:p>
        </text:list-item>
        <text:list-item>
          <text:p text:style-name="P3">Categoría (ej. absoluta, veteranos, femenina) <text:span text:style-name="T1">X</text:span></text:p>
        </text:list-item>
        <text:list-item>
          <text:p text:style-name="P3">Precio inscripción <text:span text:style-name="T1">X</text:span></text:p>
        </text:list-item>
        <text:list-item>
          <text:p text:style-name="P3">Estado (pendiente, publicado, finalizado) <text:span text:style-name="T1">X</text:span></text:p>
        </text:list-item>
        <text:list-item>
          <text:p text:style-name="P3"><text:span text:style-name="Strong_20_Emphasis">ID_Organizador</text:span> (FK)</text:p>
        </text:list-item>
      </text:list>
      <text:h text:style-name="Heading_20_3" text:outline-level="3">4. <text:span text:style-name="Strong_20_Emphasis">Inscripción</text:span></text:h>
      <text:list text:style-name="L4">
        <text:list-item>
          <text:p text:style-name="P4"><text:span text:style-name="Strong_20_Emphasis">ID_Inscripción</text:span> (PK)</text:p>
        </text:list-item>
        <text:list-item>
          <text:p text:style-name="P4">Fecha inscripción</text:p>
        </text:list-item>
        <text:list-item>
          <text:p text:style-name="P4"><text:soft-page-break/>Estado (pendiente, confirmada, cancelada)</text:p>
        </text:list-item>
        <text:list-item>
          <text:p text:style-name="P4">Método de pago</text:p>
        </text:list-item>
        <text:list-item>
          <text:p text:style-name="P4"><text:span text:style-name="Strong_20_Emphasis">ID_Usuario</text:span> (FK)</text:p>
        </text:list-item>
        <text:list-item>
          <text:p text:style-name="P4"><text:span text:style-name="Strong_20_Emphasis">ID_Evento</text:span> (FK)</text:p>
        </text:list-item>
      </text:list>
      <text:h text:style-name="Heading_20_3" text:outline-level="3">5. <text:span text:style-name="Strong_20_Emphasis">Resultado</text:span></text:h>
      <text:list text:style-name="L5">
        <text:list-item>
          <text:p text:style-name="P5"><text:span text:style-name="Strong_20_Emphasis">ID_Resultado</text:span> (PK)</text:p>
        </text:list-item>
        <text:list-item>
          <text:p text:style-name="P5">Tiempo oficial</text:p>
        </text:list-item>
        <text:list-item>
          <text:p text:style-name="P5">Posición general</text:p>
        </text:list-item>
        <text:list-item>
          <text:p text:style-name="P5">Posición por categoría</text:p>
        </text:list-item>
        <text:list-item>
          <text:p text:style-name="P5"><text:span text:style-name="Strong_20_Emphasis">ID_Usuario</text:span> (FK)</text:p>
        </text:list-item>
        <text:list-item>
          <text:p text:style-name="P5"><text:span text:style-name="Strong_20_Emphasis">ID_Evento</text:span> (FK)</text:p>
        </text:list-item>
      </text:list>
      <text:h text:style-name="Heading_20_2" text:outline-level="2">Relaciones entre entidades</text:h>
      <text:h text:style-name="P6" text:outline-level="3">1. <text:span text:style-name="Strong_20_Emphasis">Organizador – Evento</text:span></text:h>
      <text:list text:style-name="L6">
        <text:list-item>
          <text:p text:style-name="P7"><text:span text:style-name="Strong_20_Emphasis">Relación:</text:span> Un organizador puede crear varios eventos.</text:p>
        </text:list-item>
        <text:list-item>
          <text:p text:style-name="P7"><text:span text:style-name="Strong_20_Emphasis">Tipo:</text:span> 1 a N (uno a muchos)</text:p>
        </text:list-item>
        <text:list-item>
          <text:p text:style-name="P7"><text:span text:style-name="Strong_20_Emphasis">Clave foránea:</text:span> <text:span text:style-name="Source_20_Text">ID_Organizador</text:span> en la entidad <text:span text:style-name="Strong_20_Emphasis">Evento</text:span></text:p>
        </text:list-item>
        <text:list-item>
          <text:p text:style-name="P7"><text:span text:style-name="Strong_20_Emphasis">Descripción:</text:span> Cada evento está asociado a un único organizador, pero un organizador puede tener múltiples eventos.</text:p>
        </text:list-item>
      </text:list>
      <text:h text:style-name="P6" text:outline-level="3">2. <text:span text:style-name="Strong_20_Emphasis">Usuario – Inscripción</text:span></text:h>
      <text:list text:style-name="L7">
        <text:list-item>
          <text:p text:style-name="P8"><text:span text:style-name="Strong_20_Emphasis">Relación:</text:span> Un usuario puede tener varias inscripciones.</text:p>
        </text:list-item>
        <text:list-item>
          <text:p text:style-name="P8"><text:span text:style-name="Strong_20_Emphasis">Tipo:</text:span> 1 a N</text:p>
        </text:list-item>
        <text:list-item>
          <text:p text:style-name="P8"><text:span text:style-name="Strong_20_Emphasis">Clave foránea:</text:span> <text:span text:style-name="Source_20_Text">ID_Usuario</text:span> en la entidad <text:span text:style-name="Strong_20_Emphasis">Inscripción</text:span></text:p>
        </text:list-item>
        <text:list-item>
          <text:p text:style-name="P8"><text:span text:style-name="Strong_20_Emphasis">Descripción:</text:span> Cada inscripción pertenece a un usuario, y un usuario puede inscribirse en varios eventos.</text:p>
        </text:list-item>
      </text:list>
      <text:h text:style-name="P6" text:outline-level="3">3. <text:span text:style-name="Strong_20_Emphasis">Evento – Inscripción</text:span></text:h>
      <text:list text:style-name="L8">
        <text:list-item>
          <text:p text:style-name="P9"><text:span text:style-name="Strong_20_Emphasis">Relación:</text:span> Un evento puede tener muchos inscritos.</text:p>
        </text:list-item>
        <text:list-item>
          <text:p text:style-name="P9"><text:span text:style-name="Strong_20_Emphasis">Tipo:</text:span> 1 a N</text:p>
        </text:list-item>
        <text:list-item>
          <text:p text:style-name="P9"><text:span text:style-name="Strong_20_Emphasis">Clave foránea:</text:span> <text:span text:style-name="Source_20_Text">ID_Evento</text:span> en la entidad <text:span text:style-name="Strong_20_Emphasis">Inscripción</text:span></text:p>
        </text:list-item>
        <text:list-item>
          <text:p text:style-name="P9"><text:span text:style-name="Strong_20_Emphasis">Descripción:</text:span> Cada inscripción está asociada a un evento, y un evento puede tener muchos usuarios inscritos.</text:p>
        </text:list-item>
      </text:list>
      <text:h text:style-name="P6" text:outline-level="3"><text:soft-page-break/>4. <text:span text:style-name="Strong_20_Emphasis">Usuario – Resultado</text:span></text:h>
      <text:list text:style-name="L9">
        <text:list-item>
          <text:p text:style-name="P10"><text:span text:style-name="Strong_20_Emphasis">Relación:</text:span> Un usuario puede tener varios resultados (uno por evento).</text:p>
        </text:list-item>
        <text:list-item>
          <text:p text:style-name="P10"><text:span text:style-name="Strong_20_Emphasis">Tipo:</text:span> 1 a N</text:p>
        </text:list-item>
        <text:list-item>
          <text:p text:style-name="P10"><text:span text:style-name="Strong_20_Emphasis">Clave foránea:</text:span> <text:span text:style-name="Source_20_Text">ID_Usuario</text:span> en la entidad <text:span text:style-name="Strong_20_Emphasis">Resultado</text:span></text:p>
        </text:list-item>
        <text:list-item>
          <text:p text:style-name="P10"><text:span text:style-name="Strong_20_Emphasis">Descripción:</text:span> Cada resultado pertenece a un usuario, y un usuario puede tener resultados en distintos eventos.</text:p>
        </text:list-item>
      </text:list>
      <text:h text:style-name="P6" text:outline-level="3">5. <text:span text:style-name="Strong_20_Emphasis">Evento – Resultado</text:span></text:h>
      <text:list text:style-name="L10">
        <text:list-item>
          <text:p text:style-name="P11"><text:span text:style-name="Strong_20_Emphasis">Relación:</text:span> Un evento puede tener muchos resultados (uno por cada participante).</text:p>
        </text:list-item>
        <text:list-item>
          <text:p text:style-name="P11"><text:span text:style-name="Strong_20_Emphasis">Tipo:</text:span> 1 a N</text:p>
        </text:list-item>
        <text:list-item>
          <text:p text:style-name="P11"><text:span text:style-name="Strong_20_Emphasis">Clave foránea:</text:span> <text:span text:style-name="Source_20_Text">ID_Evento</text:span> en la entidad <text:span text:style-name="Strong_20_Emphasis">Resultado</text:span></text:p>
        </text:list-item>
        <text:list-item>
          <text:p text:style-name="P11"><text:span text:style-name="Strong_20_Emphasis">Descripción:</text:span> Cada resultado está vinculado a un evento, y un evento genera resultados para todos sus participantes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12:17:49.127686400</meta:creation-date>
    <dc:date>2025-12-01T13:25:45.896115300</dc:date>
    <meta:editing-duration>PT26M1S</meta:editing-duration>
    <meta:editing-cycles>1</meta:editing-cycles>
    <meta:document-statistic meta:table-count="0" meta:image-count="0" meta:object-count="0" meta:page-count="3" meta:paragraph-count="67" meta:word-count="348" meta:character-count="2064" meta:non-whitespace-character-count="1833"/>
    <meta:generator>LibreOffice/25.8.2.2$Windows_X86_64 LibreOffice_project/d401f2107ccab8f924a8e2df40f573aab7605b6f</meta:generator>
  </office:meta>
</office:document-meta>
</file>